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fa75" officeooo:paragraph-rsid="0016fa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t(“hello”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1:04:23.637591250</meta:creation-date>
    <dc:date>2021-11-17T11:04:57.961894274</dc:date>
    <meta:editing-duration>PT37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6.0.7.3$Linux_X86_64 LibreOffice_project/00m0$Build-3</meta:generator>
  </office:meta>
</office:document-meta>
</file>